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stem" svg:font-family="Syste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stem1" svg:font-family="System" style:font-family-generic="system" style:font-pitch="variable"/>
  </office:font-face-decls>
  <office:automatic-styles>
    <style:style style:name="P1" style:family="paragraph" style:parent-style-name="Standard">
      <style:paragraph-properties fo:margin-left="0cm" fo:margin-right="0cm" fo:margin-top="0.353cm" fo:margin-bottom="0cm" fo:line-height="0.487cm" fo:text-align="start" style:justify-single-word="false" fo:text-indent="0cm" style:auto-text-indent="false" fo:keep-with-next="always"/>
    </style:style>
    <style:style style:name="P2" style:family="paragraph" style:parent-style-name="Standard">
      <style:paragraph-properties fo:margin-left="0cm" fo:margin-right="0cm" fo:margin-top="0.353cm" fo:margin-bottom="0cm" fo:line-height="0.487cm" fo:text-align="start" style:justify-single-word="false" fo:text-indent="0cm" style:auto-text-indent="false" fo:keep-with-next="always"/>
      <style:text-properties fo:color="#4f81bd" style:text-position="0% 0%" style:font-name="Cambria" fo:font-size="28pt" fo:letter-spacing="normal" fo:font-weight="bold" style:font-name-asian="Cambria1" style:font-size-asian="28pt" style:font-weight-asian="bold" style:font-name-complex="Cambria1"/>
    </style:style>
    <style:style style:name="P3" style:family="paragraph" style:parent-style-name="Standard">
      <style:paragraph-properties fo:margin-left="0cm" fo:margin-right="0cm" fo:margin-top="0.353cm" fo:margin-bottom="0cm" fo:line-height="0.487cm" fo:text-align="start" style:justify-single-word="false" fo:text-indent="0cm" style:auto-text-indent="false" fo:keep-with-next="always"/>
      <style:text-properties fo:color="#4f81bd" style:text-position="0% 0%" style:font-name="Cambria" fo:font-size="20pt" fo:letter-spacing="normal" fo:font-weight="bold" style:font-name-asian="Cambria1" style:font-size-asian="20pt" style:font-weight-asian="bold" style:font-name-complex="Cambria1"/>
    </style:style>
    <style:style style:name="P4" style:family="paragraph" style:parent-style-name="Standard">
      <style:paragraph-properties fo:margin-left="0cm" fo:margin-right="0cm" fo:margin-top="0.353cm" fo:margin-bottom="0cm" fo:line-height="0.487cm" fo:text-align="start" style:justify-single-word="false" fo:text-indent="0cm" style:auto-text-indent="false" fo:keep-with-next="always"/>
      <style:text-properties fo:color="#00000a" style:text-position="0% 0%" style:font-name="Calibri" fo:font-size="20pt" fo:letter-spacing="normal" style:font-name-asian="Calibri1" style:font-size-asian="20pt" style:font-name-complex="Calibri1"/>
    </style:style>
    <style:style style:name="P5" style:family="paragraph" style:parent-style-name="Standard" style:master-page-name="Standard">
      <style:paragraph-properties fo:margin-left="0cm" fo:margin-right="0cm" fo:margin-top="0.353cm" fo:margin-bottom="0cm" fo:line-height="0.487cm" fo:text-align="start" style:justify-single-word="false" fo:text-indent="0cm" style:auto-text-indent="false" style:page-number="auto" fo:keep-with-next="always"/>
    </style:style>
    <style:style style:name="P6"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7"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Calibri" fo:font-size="18pt" fo:letter-spacing="normal" style:font-name-asian="Calibri1" style:font-size-asian="18pt" style:font-name-complex="Calibri1"/>
    </style:style>
    <style:style style:name="P8" style:family="paragraph" style:parent-style-name="Standard">
      <style:paragraph-properties fo:margin-left="0cm" fo:margin-right="0cm" fo:margin-top="0cm" fo:margin-bottom="0.353cm" fo:line-height="0.487cm" fo:text-align="start" style:justify-single-word="false" fo:text-indent="0cm" style:auto-text-indent="false"/>
      <style:text-properties fo:color="#00000a" style:text-position="0% 0%" style:font-name="Calibri" fo:font-size="20pt" fo:letter-spacing="normal" style:font-name-asian="Calibri1" style:font-size-asian="20pt" style:font-name-complex="Calibri1"/>
    </style:style>
    <style:style style:name="P9" style:family="paragraph" style:parent-style-name="Standard">
      <style:paragraph-properties fo:margin-left="0cm" fo:margin-right="0cm" fo:margin-top="0cm" fo:margin-bottom="0.353cm" fo:line-height="0.487cm" fo:text-align="center" style:justify-single-word="false" fo:text-indent="0cm" style:auto-text-indent="false"/>
      <style:text-properties fo:color="#00000a" style:text-position="0% 0%" style:font-name="Calibri" fo:font-size="44pt" fo:letter-spacing="normal" fo:font-style="italic" style:text-underline-style="solid" style:text-underline-width="auto" style:text-underline-color="font-color" fo:font-weight="bold" officeooo:paragraph-rsid="001633ef" style:font-name-asian="Calibri1" style:font-size-asian="44pt" style:font-style-asian="italic" style:font-weight-asian="bold" style:font-name-complex="Calibri1" style:font-size-complex="44pt" style:font-style-complex="italic" style:font-weight-complex="bold"/>
    </style:style>
    <style:style style:name="P10" style:family="paragraph" style:parent-style-name="Standard">
      <style:paragraph-properties fo:margin-left="0cm" fo:margin-right="0cm" fo:margin-top="0cm" fo:margin-bottom="0.353cm" fo:line-height="0.487cm" fo:text-align="start" style:justify-single-word="false" fo:text-indent="0cm" style:auto-text-indent="false"/>
    </style:style>
    <style:style style:name="P11" style:family="paragraph" style:parent-style-name="Standard">
      <style:paragraph-properties fo:margin-left="0cm" fo:margin-right="0cm" fo:margin-top="0.847cm" fo:margin-bottom="0cm" fo:line-height="0.487cm" fo:text-align="start" style:justify-single-word="false" fo:text-indent="0cm" style:auto-text-indent="false" fo:keep-with-next="always"/>
    </style:style>
    <style:style style:name="P12" style:family="paragraph" style:parent-style-name="Standard">
      <style:paragraph-properties fo:margin-left="0cm" fo:margin-right="0cm" fo:margin-top="0.847cm" fo:margin-bottom="0cm" fo:line-height="0.487cm" fo:text-align="start" style:justify-single-word="false" fo:text-indent="0cm" style:auto-text-indent="false" fo:keep-with-next="always"/>
      <style:text-properties fo:color="#365f91" style:text-position="0% 0%" style:font-name="Cambria" fo:font-size="14pt" fo:letter-spacing="normal" fo:font-weight="bold" style:font-name-asian="Cambria1" style:font-size-asian="14pt" style:font-weight-asian="bold" style:font-name-complex="Cambria1"/>
    </style:style>
    <style:style style:name="P13" style:family="paragraph" style:parent-style-name="Standard">
      <style:paragraph-properties fo:margin-left="1.27cm" fo:margin-right="0cm" fo:margin-top="0.353cm" fo:margin-bottom="0cm" fo:line-height="0.487cm" fo:text-align="start" style:justify-single-word="false" fo:text-indent="0cm" style:auto-text-indent="false" fo:keep-with-next="always"/>
      <style:text-properties fo:color="#243f60" style:text-position="0% 0%" style:font-name="Cambria" fo:font-size="18pt" fo:letter-spacing="normal" style:font-name-asian="Cambria1" style:font-size-asian="18pt" style:font-name-complex="Cambria1"/>
    </style:style>
    <style:style style:name="P14" style:family="paragraph" style:parent-style-name="Standard">
      <style:paragraph-properties fo:margin-left="1.27cm" fo:margin-right="0cm" fo:margin-top="0cm" fo:margin-bottom="0cm" fo:line-height="0.423cm" fo:text-align="start" style:justify-single-word="false" fo:text-indent="0cm" style:auto-text-indent="false"/>
      <style:text-properties fo:color="#00000a" style:text-position="0% 0%" style:font-name="Calibri" fo:font-size="20pt" fo:letter-spacing="normal" style:font-name-asian="Calibri1" style:font-size-asian="20pt" style:font-name-complex="Calibri1"/>
    </style:style>
    <style:style style:name="P15" style:family="paragraph" style:parent-style-name="Standard">
      <style:paragraph-properties fo:margin-left="1.27cm" fo:margin-right="0cm" fo:margin-top="0cm" fo:margin-bottom="0cm" fo:line-height="0.423cm" fo:text-align="start" style:justify-single-word="false" fo:text-indent="0cm" style:auto-text-indent="false"/>
      <style:text-properties fo:color="#00000a" style:text-position="0% 0%" style:font-name="System" fo:font-size="20pt" fo:letter-spacing="normal" fo:font-weight="bold" style:font-name-asian="System1" style:font-size-asian="20pt" style:font-weight-asian="bold" style:font-name-complex="System1"/>
    </style:style>
    <style:style style:name="P16" style:family="paragraph" style:parent-style-name="Standard">
      <style:paragraph-properties fo:margin-left="1.27cm" fo:margin-right="0cm" fo:margin-top="0cm" fo:margin-bottom="0cm" fo:line-height="0.423cm" fo:text-align="start" style:justify-single-word="false" fo:text-indent="0cm" style:auto-text-indent="false"/>
      <style:text-properties fo:color="#00000a" style:text-position="0% 0%" style:font-name="System" fo:font-size="20pt" fo:letter-spacing="normal" style:font-name-asian="System1" style:font-size-asian="20pt" style:font-name-complex="System1"/>
    </style:style>
    <style:style style:name="P17" style:family="paragraph" style:parent-style-name="Standard">
      <style:paragraph-properties fo:margin-left="1.27cm" fo:margin-right="0cm" fo:margin-top="0cm" fo:margin-bottom="0.353cm" fo:line-height="0.487cm" fo:text-align="start" style:justify-single-word="false" fo:text-indent="0cm" style:auto-text-indent="false"/>
      <style:text-properties fo:color="#00000a" style:text-position="0% 0%" style:font-name="System" fo:font-size="20pt" fo:letter-spacing="normal" fo:font-weight="bold" style:font-name-asian="System1" style:font-size-asian="20pt" style:font-weight-asian="bold" style:font-name-complex="System1"/>
    </style:style>
    <style:style style:name="P18" style:family="paragraph" style:parent-style-name="Standard" style:list-style-name="WWNum36">
      <style:paragraph-properties fo:margin-left="1.27cm" fo:margin-right="0cm" fo:margin-top="0cm" fo:margin-bottom="0cm" fo:line-height="0.423cm" fo:text-align="start" style:justify-single-word="false" fo:text-indent="-0.635cm" style:auto-text-indent="false"/>
    </style:style>
    <style:style style:name="P19" style:family="paragraph" style:parent-style-name="Standard" style:list-style-name="WWNum5">
      <style:paragraph-properties fo:margin-left="1.27cm" fo:margin-right="0cm" fo:margin-top="0cm" fo:margin-bottom="0.353cm" fo:line-height="0.487cm" fo:text-align="start" style:justify-single-word="false" fo:text-indent="-0.635cm" style:auto-text-indent="false"/>
    </style:style>
    <style:style style:name="P20" style:family="paragraph" style:parent-style-name="Standard" style:list-style-name="WWNum8">
      <style:paragraph-properties fo:margin-left="1.27cm" fo:margin-right="0cm" fo:margin-top="0cm" fo:margin-bottom="0.353cm" fo:line-height="0.487cm" fo:text-align="start" style:justify-single-word="false" fo:text-indent="-0.635cm" style:auto-text-indent="false"/>
    </style:style>
    <style:style style:name="P21" style:family="paragraph" style:parent-style-name="Standard" style:list-style-name="WWNum23">
      <style:paragraph-properties fo:margin-left="1.27cm" fo:margin-right="0cm" fo:margin-top="0cm" fo:margin-bottom="0.353cm" fo:line-height="0.487cm" fo:text-align="start" style:justify-single-word="false" fo:text-indent="-0.635cm" style:auto-text-indent="false"/>
    </style:style>
    <style:style style:name="P22" style:family="paragraph" style:parent-style-name="Standard" style:list-style-name="WWNum27">
      <style:paragraph-properties fo:margin-left="1.27cm" fo:margin-right="0cm" fo:margin-top="0cm" fo:margin-bottom="0.353cm" fo:line-height="0.487cm" fo:text-align="start" style:justify-single-word="false" fo:text-indent="-0.635cm" style:auto-text-indent="false"/>
    </style:style>
    <style:style style:name="P23" style:family="paragraph" style:parent-style-name="Standard" style:list-style-name="WWNum33">
      <style:paragraph-properties fo:margin-left="1.27cm" fo:margin-right="0cm" fo:margin-top="0cm" fo:margin-bottom="0.353cm" fo:line-height="0.487cm" fo:text-align="start" style:justify-single-word="false" fo:text-indent="-0.635cm" style:auto-text-indent="false"/>
    </style:style>
    <style:style style:name="P24" style:family="paragraph" style:parent-style-name="Standard" style:list-style-name="WWNum39">
      <style:paragraph-properties fo:margin-left="1.27cm" fo:margin-right="0cm" fo:margin-top="0cm" fo:margin-bottom="0.353cm" fo:line-height="0.487cm" fo:text-align="start" style:justify-single-word="false" fo:text-indent="-0.635cm" style:auto-text-indent="false"/>
    </style:style>
    <style:style style:name="P25" style:family="paragraph" style:parent-style-name="Standard" style:list-style-name="WWNum42">
      <style:paragraph-properties fo:margin-left="1.27cm" fo:margin-right="0cm" fo:margin-top="0cm" fo:margin-bottom="0.353cm" fo:line-height="0.487cm" fo:text-align="start" style:justify-single-word="false" fo:text-indent="-0.635cm" style:auto-text-indent="false"/>
    </style:style>
    <style:style style:name="P26" style:family="paragraph" style:parent-style-name="Standard" style:list-style-name="WWNum44">
      <style:paragraph-properties fo:margin-left="1.27cm" fo:margin-right="0cm" fo:margin-top="0cm" fo:margin-bottom="0.353cm" fo:line-height="0.487cm" fo:text-align="start" style:justify-single-word="false" fo:text-indent="-0.635cm" style:auto-text-indent="false"/>
    </style:style>
    <style:style style:name="P27" style:family="paragraph" style:parent-style-name="Standard" style:list-style-name="WWNum56">
      <style:paragraph-properties fo:margin-left="1.27cm" fo:margin-right="0cm" fo:margin-top="0cm" fo:margin-bottom="0.353cm" fo:line-height="0.487cm" fo:text-align="start" style:justify-single-word="false" fo:text-indent="-0.635cm" style:auto-text-indent="false"/>
    </style:style>
    <style:style style:name="P28" style:family="paragraph" style:parent-style-name="Standard">
      <style:paragraph-properties fo:margin-left="0cm" fo:margin-right="0cm" fo:margin-top="0cm" fo:margin-bottom="0.353cm" fo:line-height="0.487cm" fo:text-align="start" style:justify-single-word="false" fo:text-indent="1.27cm" style:auto-text-indent="false"/>
      <style:text-properties fo:color="#00000a" style:text-position="0% 0%" style:font-name="Calibri" fo:font-size="11pt" fo:letter-spacing="normal" style:font-name-asian="Calibri1" style:font-size-asian="11pt" style:font-name-complex="Calibri1"/>
    </style:style>
    <style:style style:name="P29" style:family="paragraph" style:parent-style-name="Standard">
      <style:paragraph-properties fo:margin-left="0.318cm" fo:margin-right="0cm" fo:margin-top="0cm" fo:margin-bottom="0.353cm" fo:line-height="0.487cm" fo:text-align="start" style:justify-single-word="false" fo:text-indent="0cm" style:auto-text-indent="false"/>
    </style:style>
    <style:style style:name="P30" style:family="paragraph" style:parent-style-name="Standard">
      <style:paragraph-properties fo:margin-left="0.318cm" fo:margin-right="0cm" fo:margin-top="0cm" fo:margin-bottom="0.353cm" fo:line-height="0.487cm" fo:text-align="start" style:justify-single-word="false" fo:text-indent="0cm" style:auto-text-indent="false"/>
      <style:text-properties fo:color="#00000a" style:text-position="0% 0%" style:font-name="Calibri" fo:font-size="12pt" fo:letter-spacing="normal" style:font-name-asian="Calibri1" style:font-size-asian="12pt" style:font-name-complex="Calibri1"/>
    </style:style>
    <style:style style:name="P31" style:family="paragraph" style:parent-style-name="Standard">
      <style:paragraph-properties fo:margin-left="2.54cm" fo:margin-right="0cm" fo:margin-top="0cm" fo:margin-bottom="0.353cm" fo:line-height="0.487cm" fo:text-align="start" style:justify-single-word="false" fo:text-indent="0cm" style:auto-text-indent="false"/>
      <style:text-properties fo:color="#00000a" style:text-position="0% 0%" style:font-name="Calibri" fo:font-size="12pt" fo:letter-spacing="normal" style:font-name-asian="Calibri1" style:font-size-asian="12pt" style:font-name-complex="Calibri1"/>
    </style:style>
    <style:style style:name="P32" style:family="paragraph" style:parent-style-name="Standard">
      <style:paragraph-properties fo:margin-left="2.54cm" fo:margin-right="0cm" fo:margin-top="0cm" fo:margin-bottom="0.353cm" fo:line-height="0.487cm" fo:text-align="start" style:justify-single-word="false" fo:text-indent="0cm" style:auto-text-indent="false"/>
    </style:style>
    <style:style style:name="P33" style:family="paragraph" style:parent-style-name="Standard">
      <style:paragraph-properties fo:margin-left="0cm" fo:margin-right="0cm" fo:margin-top="0cm" fo:margin-bottom="0.353cm" fo:line-height="0.487cm" fo:text-align="start" style:justify-single-word="false" fo:text-indent="0.199cm" style:auto-text-indent="false"/>
      <style:text-properties fo:color="#222222" style:text-position="0% 0%" style:font-name="Arial" fo:font-size="12pt" fo:letter-spacing="normal" style:font-name-asian="Arial1" style:font-size-asian="12pt" style:font-name-complex="Arial1"/>
    </style:style>
    <style:style style:name="P34" style:family="paragraph" style:parent-style-name="Standard">
      <style:paragraph-properties fo:margin-left="0cm" fo:margin-right="0cm" fo:margin-top="0cm" fo:margin-bottom="0.353cm" fo:line-height="0.487cm" fo:text-align="start" style:justify-single-word="false" fo:text-indent="0.199cm" style:auto-text-indent="false"/>
    </style:style>
    <style:style style:name="P35" style:family="paragraph" style:parent-style-name="Standard">
      <style:paragraph-properties fo:margin-left="0cm" fo:margin-right="0cm" fo:margin-top="0cm" fo:margin-bottom="0.353cm" fo:line-height="0.487cm" fo:text-align="start" style:justify-single-word="false" fo:text-indent="0.199cm" style:auto-text-indent="false"/>
      <style:text-properties fo:color="#00000a" style:text-position="0% 0%" style:font-name="Calibri" fo:font-size="20pt" fo:letter-spacing="normal" style:font-name-asian="Calibri1" style:font-size-asian="20pt" style:font-name-complex="Calibri1"/>
    </style:style>
    <style:style style:name="P36" style:family="paragraph" style:parent-style-name="Standard">
      <style:paragraph-properties fo:margin-left="1.588cm" fo:margin-right="0cm" fo:margin-top="0cm" fo:margin-bottom="0.353cm" fo:line-height="0.487cm" fo:text-align="start" style:justify-single-word="false" fo:text-indent="0cm" style:auto-text-indent="false"/>
    </style:style>
    <style:style style:name="P37" style:family="paragraph" style:parent-style-name="Standard" style:list-style-name="WWNum21">
      <style:paragraph-properties fo:margin-left="2.858cm" fo:margin-right="0cm" fo:margin-top="0cm" fo:margin-bottom="0.353cm" fo:line-height="0.487cm" fo:text-align="start" style:justify-single-word="false" fo:text-indent="-0.635cm" style:auto-text-indent="false"/>
    </style:style>
    <style:style style:name="P38" style:family="paragraph" style:parent-style-name="Standard" style:list-style-name="WWNum23">
      <style:paragraph-properties fo:margin-left="3.784cm" fo:margin-right="0cm" fo:margin-top="0cm" fo:margin-bottom="0.353cm" fo:line-height="0.487cm" fo:text-align="start" style:justify-single-word="false" fo:text-indent="-0.635cm" style:auto-text-indent="false"/>
    </style:style>
    <style:style style:name="P39" style:family="paragraph" style:parent-style-name="Standard">
      <style:paragraph-properties fo:margin-left="3.149cm" fo:margin-right="0cm" fo:margin-top="0cm" fo:margin-bottom="0.353cm" fo:line-height="0.487cm" fo:text-align="start" style:justify-single-word="false" fo:text-indent="0cm" style:auto-text-indent="false"/>
    </style:style>
    <style:style style:name="P40" style:family="paragraph" style:parent-style-name="Standard">
      <style:paragraph-properties fo:margin-left="0.635cm" fo:margin-right="0cm" fo:margin-top="0cm" fo:margin-bottom="0cm" fo:line-height="0.423cm" fo:text-align="start" style:justify-single-word="false" fo:text-indent="0cm" style:auto-text-indent="false"/>
      <style:text-properties fo:color="#00000a" style:text-position="0% 0%" style:font-name="System" fo:font-size="20pt" fo:letter-spacing="normal" fo:font-weight="bold" style:font-name-asian="System1" style:font-size-asian="20pt" style:font-weight-asian="bold" style:font-name-complex="System1"/>
    </style:style>
    <style:style style:name="P41" style:family="paragraph" style:parent-style-name="Standard">
      <style:paragraph-properties fo:margin-left="0.635cm" fo:margin-right="0cm" fo:margin-top="0cm" fo:margin-bottom="0cm" fo:line-height="0.423cm" fo:text-align="start" style:justify-single-word="false" fo:text-indent="0cm" style:auto-text-indent="false"/>
    </style:style>
    <style:style style:name="P42" style:family="paragraph" style:parent-style-name="Standard">
      <style:paragraph-properties fo:margin-left="0.635cm" fo:margin-right="0cm" fo:margin-top="0cm" fo:margin-bottom="0.353cm" fo:line-height="0.487cm" fo:text-align="start" style:justify-single-word="false" fo:text-indent="0cm" style:auto-text-indent="false"/>
      <style:text-properties fo:color="#00000a" style:text-position="0% 0%" style:font-name="Calibri" fo:font-size="20pt" fo:letter-spacing="normal" style:font-name-asian="Calibri1" style:font-size-asian="20pt" style:font-name-complex="Calibri1"/>
    </style:style>
    <style:style style:name="P43" style:family="paragraph" style:parent-style-name="Standard">
      <style:paragraph-properties fo:margin-left="0.635cm" fo:margin-right="0cm" fo:margin-top="0cm" fo:margin-bottom="0.353cm" fo:line-height="0.487cm" fo:text-align="start" style:justify-single-word="false" fo:text-indent="0cm" style:auto-text-indent="false"/>
    </style:style>
    <style:style style:name="P44" style:family="paragraph" style:parent-style-name="Standard" style:list-style-name="WWNum48">
      <style:paragraph-properties fo:margin-left="1.905cm" fo:margin-right="0cm" fo:margin-top="0cm" fo:margin-bottom="0cm" fo:line-height="0.423cm" fo:text-align="start" style:justify-single-word="false" fo:text-indent="-0.635cm" style:auto-text-indent="false"/>
    </style:style>
    <style:style style:name="P45" style:family="paragraph" style:parent-style-name="Standard" style:list-style-name="WWNum40">
      <style:paragraph-properties fo:margin-left="1.905cm" fo:margin-right="0cm" fo:margin-top="0cm" fo:margin-bottom="0.353cm" fo:line-height="0.487cm" fo:text-align="start" style:justify-single-word="false" fo:text-indent="-0.635cm" style:auto-text-indent="false"/>
    </style:style>
    <style:style style:name="P46" style:family="paragraph" style:parent-style-name="Standard">
      <style:paragraph-properties fo:margin-left="0.199cm" fo:margin-right="0cm" fo:margin-top="0cm" fo:margin-bottom="0cm" fo:line-height="0.423cm" fo:text-align="start" style:justify-single-word="false" fo:text-indent="0.436cm" style:auto-text-indent="false"/>
      <style:text-properties fo:color="#00000a" style:text-position="0% 0%" style:font-name="System" fo:font-size="20pt" fo:letter-spacing="normal" fo:font-weight="bold" style:font-name-asian="System1" style:font-size-asian="20pt" style:font-weight-asian="bold" style:font-name-complex="System1"/>
    </style:style>
    <style:style style:name="T1" style:family="text">
      <style:text-properties fo:color="#17365d" style:text-position="0% 0%" style:font-name="Cambria" fo:font-size="36pt" fo:letter-spacing="normal" style:text-underline-style="solid" style:text-underline-width="auto" style:text-underline-color="font-color" fo:font-weight="bold" style:font-name-asian="Cambria1" style:font-size-asian="36pt" style:font-weight-asian="bold" style:font-name-complex="Cambria1"/>
    </style:style>
    <style:style style:name="T2" style:family="text">
      <style:text-properties fo:color="#4f81bd" style:text-position="0% 0%" style:font-name="Cambria" fo:font-size="28pt" fo:letter-spacing="normal" fo:font-weight="bold" style:font-name-asian="Cambria1" style:font-size-asian="28pt" style:font-weight-asian="bold" style:font-name-complex="Cambria1"/>
    </style:style>
    <style:style style:name="T3" style:family="text">
      <style:text-properties fo:color="#4f81bd" style:text-position="0% 0%" style:font-name="Cambria" fo:font-size="20pt" fo:letter-spacing="normal" fo:font-weight="bold" style:font-name-asian="Cambria1" style:font-size-asian="20pt" style:font-weight-asian="bold" style:font-name-complex="Cambria1"/>
    </style:style>
    <style:style style:name="T4" style:family="text">
      <style:text-properties fo:color="#243f60" style:text-position="0% 0%" style:font-name="Cambria" fo:font-size="18pt" fo:letter-spacing="normal" style:font-name-asian="Cambria1" style:font-size-asian="18pt" style:font-name-complex="Cambria1"/>
    </style:style>
    <style:style style:name="T5" style:family="text">
      <style:text-properties fo:color="#00000a" style:text-position="0% 0%" style:font-name="Calibri" fo:font-size="20pt" fo:letter-spacing="normal" style:font-name-asian="Calibri1" style:font-size-asian="20pt" style:font-name-complex="Calibri1"/>
    </style:style>
    <style:style style:name="T6" style:family="text">
      <style:text-properties fo:color="#00000a" style:text-position="0% 0%" style:font-name="Calibri" fo:font-size="20pt" fo:letter-spacing="normal" style:text-underline-style="solid" style:text-underline-width="auto" style:text-underline-color="font-color" fo:font-weight="bold" style:font-name-asian="Calibri1" style:font-size-asian="20pt" style:font-weight-asian="bold" style:font-name-complex="Calibri1"/>
    </style:style>
    <style:style style:name="T7" style:family="text">
      <style:text-properties fo:color="#00000a" style:text-position="0% 0%" style:font-name="Calibri" fo:font-size="20pt" fo:letter-spacing="normal" fo:font-weight="bold" style:font-name-asian="Calibri1" style:font-size-asian="20pt" style:font-weight-asian="bold" style:font-name-complex="Calibri1"/>
    </style:style>
    <style:style style:name="T8" style:family="text">
      <style:text-properties fo:color="#00000a" style:text-position="0% 0%" style:font-name="Calibri" fo:font-size="11pt" fo:letter-spacing="normal" style:font-name-asian="Calibri1" style:font-size-asian="11pt" style:font-name-complex="Calibri1"/>
    </style:style>
    <style:style style:name="T9" style:family="text">
      <style:text-properties fo:color="#00000a" style:text-position="0% 0%" style:font-name="Calibri" fo:font-size="18pt" fo:letter-spacing="normal" style:font-name-asian="Calibri1" style:font-size-asian="18pt" style:font-name-complex="Calibri1"/>
    </style:style>
    <style:style style:name="T10" style:family="text">
      <style:text-properties fo:color="#00000a" style:text-position="0% 0%" style:font-name="Calibri" fo:font-size="12pt" fo:letter-spacing="normal" style:font-name-asian="Calibri1" style:font-size-asian="12pt" style:font-name-complex="Calibri1"/>
    </style:style>
    <style:style style:name="T11" style:family="text">
      <style:text-properties fo:color="#00000a" style:text-position="0% 0%" style:font-name="Cambria" fo:font-size="20pt" fo:letter-spacing="normal" fo:font-weight="bold" style:font-name-asian="Cambria1" style:font-size-asian="20pt" style:font-weight-asian="bold" style:font-name-complex="Cambria1"/>
    </style:style>
    <style:style style:name="T12" style:family="text">
      <style:text-properties fo:color="#00000a" style:text-position="0% 0%" style:font-name="Cambria" fo:font-size="20pt" fo:letter-spacing="normal" style:font-name-asian="Cambria1" style:font-size-asian="20pt" style:font-name-complex="Cambria1"/>
    </style:style>
    <style:style style:name="T13" style:family="text">
      <style:text-properties fo:color="#00000a" style:text-position="0% 0%" style:font-name="System" fo:font-size="20pt" fo:letter-spacing="normal" style:font-name-asian="System1" style:font-size-asian="20pt" style:font-name-complex="System1"/>
    </style:style>
    <style:style style:name="T14" style:family="text">
      <style:text-properties fo:color="#c0504d" style:text-position="0% 0%" style:font-name="Cambria" fo:font-size="22pt" fo:letter-spacing="normal" style:text-underline-style="solid" style:text-underline-width="auto" style:text-underline-color="font-color" fo:font-weight="bold" style:font-name-asian="Cambria1" style:font-size-asian="22pt" style:font-weight-asian="bold" style:font-name-complex="Cambria1"/>
    </style:style>
    <style:style style:name="T15" style:family="text">
      <style:text-properties fo:color="#365f91" style:text-position="0% 0%" style:font-name="Cambria" fo:font-size="20pt" fo:letter-spacing="normal" fo:font-weight="bold" style:font-name-asian="Cambria1" style:font-size-asian="20pt" style:font-weight-asian="bold" style:font-name-complex="Cambria1"/>
    </style:style>
    <style:style style:name="T16" style:family="text">
      <style:text-properties fo:color="#809ec2" style:text-position="0% 0%" style:font-name="Cambria" fo:font-size="20pt" fo:letter-spacing="normal" style:font-name-asian="Cambria1" style:font-size-asian="20pt" style:font-name-complex="Cambria1"/>
    </style:style>
    <style:style style:name="T17" style:family="text">
      <style:text-properties fo:color="#809ec2" style:text-position="0% 0%" style:font-name="Cambria" fo:font-size="20pt" fo:letter-spacing="normal" fo:font-weight="bold" style:font-name-asian="Cambria1" style:font-size-asian="20pt" style:font-weight-asian="bold" style:font-name-complex="Cambria1"/>
    </style:style>
    <style:style style:name="T18" style:family="text">
      <style:text-properties fo:color="#809ec2" style:text-position="0% 0%" style:font-name="Calibri" fo:font-size="20pt" fo:letter-spacing="normal" style:font-name-asian="Calibri1" style:font-size-asian="20pt" style:font-name-complex="Calibri1"/>
    </style:style>
    <style:style style:name="T19" style:family="text">
      <style:text-properties fo:color="#809ec2" style:text-position="0% 0%" style:font-name="Arial" fo:font-size="12pt" fo:letter-spacing="normal" style:font-name-asian="Arial1" style:font-size-asian="12pt" style:font-name-complex="Arial1"/>
    </style:style>
    <style:style style:name="T20" style:family="text">
      <style:text-properties fo:color="#809ec2" style:text-position="0% 0%" style:font-name="System" fo:font-size="20pt" fo:letter-spacing="normal" fo:font-weight="bold" style:font-name-asian="System1" style:font-size-asian="20pt" style:font-weight-asian="bold" style:font-name-complex="System1"/>
    </style:style>
    <style:style style:name="T21" style:family="text">
      <style:text-properties fo:color="#222222" style:text-position="0% 0%" style:font-name="Arial" fo:font-size="12pt" fo:letter-spacing="normal" style:font-name-asian="Arial1" style:font-size-asian="12pt" style:font-name-complex="Arial1"/>
    </style:style>
    <style:style style:name="T22" style:family="text">
      <style:text-properties fo:color="#222222" style:text-position="0% 0%" style:font-name="Arial" fo:font-size="20pt" fo:letter-spacing="normal" style:font-name-asian="Arial1" style:font-size-asian="20pt" style:font-name-complex="Arial1"/>
    </style:style>
    <style:style style:name="T23" style:family="text">
      <style:text-properties fo:color="#222222" style:text-position="0% 0%" style:font-name="Arial" fo:font-size="20pt" fo:letter-spacing="normal" style:text-underline-style="solid" style:text-underline-width="auto" style:text-underline-color="font-color" fo:font-weight="bold" style:font-name-asian="Arial1" style:font-size-asian="20pt" style:font-weight-asian="bold" style:font-name-complex="Arial1"/>
    </style:style>
    <style:style style:name="T24" style:family="text">
      <style:text-properties fo:color="#0000ff" style:text-position="0% 0%" style:font-name="Calibri" fo:font-size="20pt" fo:letter-spacing="normal" style:text-underline-style="solid" style:text-underline-width="auto" style:text-underline-color="font-color" style:font-name-asian="Calibri1" style:font-size-asian="20pt" style:font-name-complex="Calibri1"/>
    </style:style>
    <style:style style:name="T25" style:family="text">
      <style:text-properties officeooo:rsid="001633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Final Report on CS Project</text:span></text:p>
      <text:p text:style-name="P6"/>
      <text:p text:style-name="P9"><text:span text:style-name="T25">RUN SQL.CPP TO TEST THE PROGRAM</text:span></text:p>
      <text:p text:style-name="P6"/>
      <text:p text:style-name="P6"/>
      <text:p text:style-name="P6"/>
      <text:p text:style-name="P1"><text:span text:style-name="T2">A Project on SQl C++ <text:s text:c="3"/>Connectivity<text:tab/></text:span></text:p>
      <text:p text:style-name="P2"/>
      <text:p text:style-name="P1"><text:span text:style-name="T4">Team Members : -</text:span></text:p>
      <text:p text:style-name="P13"/>
      <text:list xml:id="list264541170" text:style-name="WWNum5">
        <text:list-item>
          <text:p text:style-name="P19"><text:span text:style-name="T5">Pradeep Yadav</text:span></text:p>
        </text:list-item>
        <text:list-item>
          <text:p text:style-name="P19"><text:span text:style-name="T5">Parth Loya</text:span></text:p>
        </text:list-item>
        <text:list-item>
          <text:p text:style-name="P19"><text:span text:style-name="T5">Rahul Singhal</text:span></text:p>
        </text:list-item>
        <text:list-item>
          <text:p text:style-name="P19"><text:span text:style-name="T5">Sandeep Subramanian</text:span></text:p>
        </text:list-item>
        <text:list-item>
          <text:p text:style-name="P19"><text:span text:style-name="T5">Preetham </text:span></text:p>
        </text:list-item>
        <text:list-item>
          <text:p text:style-name="P19"><text:span text:style-name="T5">Payal</text:span></text:p>
        </text:list-item>
        <text:list-item>
          <text:p text:style-name="P19"><text:span text:style-name="T5">Prateek</text:span></text:p>
        </text:list-item>
      </text:list>
      <text:p text:style-name="P7"/>
      <text:p text:style-name="P6"/>
      <text:p text:style-name="P10"><text:span text:style-name="T14">Contents :-</text:span></text:p>
      <text:p text:style-name="P6"/>
      <text:p text:style-name="P10"><text:span text:style-name="T5"><text:tab/></text:span></text:p>
      <text:p text:style-name="P28"/>
      <text:list xml:id="list1956107969" text:style-name="WWNum8">
        <text:list-item>
          <text:p text:style-name="P20"><text:span text:style-name="T5">Introduction</text:span></text:p>
        </text:list-item>
        <text:list-item>
          <text:p text:style-name="P20"><text:span text:style-name="T5">Functionality of SQL used </text:span></text:p>
        </text:list-item>
        <text:list-item>
          <text:p text:style-name="P20"><text:span text:style-name="T5">User manual</text:span></text:p>
        </text:list-item>
        <text:list-item>
          <text:p text:style-name="P20"><text:span text:style-name="T5">Working</text:span></text:p>
        </text:list-item>
        <text:list-item>
          <text:p text:style-name="P20"><text:span text:style-name="T5">Header Files used</text:span></text:p>
        </text:list-item>
        <text:list-item>
          <text:p text:style-name="P20"><text:soft-page-break/><text:span text:style-name="T5">Libraries used</text:span></text:p>
        </text:list-item>
        <text:list-item>
          <text:p text:style-name="P20"><text:span text:style-name="T5">Assumptions used</text:span></text:p>
        </text:list-item>
        <text:list-item>
          <text:p text:style-name="P20"><text:span text:style-name="T5">Future of the project</text:span></text:p>
        </text:list-item>
        <text:list-item>
          <text:p text:style-name="P20"><text:span text:style-name="T5">Evaluation of the members</text:span></text:p>
        </text:list-item>
        <text:list-item>
          <text:p text:style-name="P20"><text:span text:style-name="T5">Bibliography</text:span></text:p>
        </text:list-item>
        <text:list-item>
          <text:p text:style-name="P20"><text:span text:style-name="T5">Special thanks</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15">Introduction : -</text:span></text:p>
      <text:p text:style-name="P12"/>
      <text:p text:style-name="P29"><text:span text:style-name="T9">SQL - <text:s/>Sql is a database management system in which user can have an access over the given database.SQL (often referred to as Structured Query Language) is a programming language designed for managing data in relational database management systems (RDBMS).</text:span></text:p>
      <text:p text:style-name="P29"><text:span text:style-name="T9">Originally based upon relational algebra and tuple relational calculus, </text:span><text:soft-page-break/><text:span text:style-name="T9">its scope includes data insert, query, update and delete, schema creation and modification, and data access control.SQL was one of the first commercial languages for Edgar F. Codd's relational model, as described in his influential 1970 paper, "A Relational Model of Data for Large Shared Data Banks". Despite not adhering to the relational model as described by Codd, it became the most widely used database language. </text:span></text:p>
      <text:p text:style-name="P29"><text:span text:style-name="T9">Though often described as, and to a great extent is a declarative language, SQL also includes procedural elements. SQL became a standard of the American National Standards Institute (ANSI) in 1986, and of the International Organization for Standards (ISO) in 1987. Since then the standard has been enhanced several times with added features. However, issues of SQL code portability between major RDBMS products still exist due to lack of full compliance with, or different interpretations of the standard. Among the reasons mentioned are the large size, and incomplete specification of the standard, as well as vendor lock-in.</text:span></text:p>
      <text:p text:style-name="P30"/>
      <text:p text:style-name="P29"><text:span text:style-name="T16">Functionalities of sql used –</text:span></text:p>
      <text:p text:style-name="P31"/>
      <text:p text:style-name="P32"><text:span text:style-name="T10"><text:s/></text:span></text:p>
      <text:p text:style-name="P32"><text:span text:style-name="T21"> </text:span><text:span text:style-name="T22">Data types:-<text:line-break/>char<text:line-break/>int<text:line-break/>float<text:line-break/><text:line-break/>Functional Capabilities:-<text:line-break/>not <text:line-break/>select<text:line-break/>where <text:line-break/>from<text:line-break/>and<text:line-break/>or<text:line-break/>not<text:line-break/>average<text:line-break/>min<text:line-break/>max<text:line-break/>count<text:line-break/>distinct<text:line-break/>*<text:line-break/>arithmatic operations<text:line-break/>natural join<text:line-break/></text:span><text:soft-page-break/><text:span text:style-name="T22">pattern matching<text:line-break/>set operations<text:line-break/>order by<text:line-break/>group by<text:line-break/>with as<text:line-break/>nested queries<text:line-break/><text:tab/>having</text:span></text:p>
      <text:p text:style-name="P33"/>
      <text:p text:style-name="P34"><text:span text:style-name="T16">User manual </text:span><text:span text:style-name="T19">:-</text:span></text:p>
      <text:p text:style-name="P34"><text:span text:style-name="T23">General syntax given by user</text:span><text:span text:style-name="T22">:</text:span></text:p>
      <text:p text:style-name="P34"><text:span text:style-name="T22">select */distinct "column name"/ all "column name"/("column name", "column name".....) from <text:s/>"table name"; /order by/ <text:s/>where "conditions" and/or/not "conditions" ; / group by "column name" ; / having aggregate function("column name") "inequality"(&lt; ,&gt;, =) "value"</text:span></text:p>
      <text:p text:style-name="P34"><text:span text:style-name="T6"><text:s/>Examples</text:span><text:span text:style-name="T5">:</text:span></text:p>
      <text:p text:style-name="P34"><text:span text:style-name="T5">1.select name, salary from table1 order by id;</text:span></text:p>
      <text:p text:style-name="P34"><text:span text:style-name="T5">2.select distinct name from table1 where name&gt;'ram' and name&lt;'sita' having id=45;</text:span></text:p>
      <text:p text:style-name="P34"><text:span text:style-name="T5">3.select name , sum(salary) from table1 where age&gt;34 or age=23 group by name having sum(salary)&gt;12000;</text:span></text:p>
      <text:p text:style-name="P34"><text:span text:style-name="T5">4.select distinct name from table2 where name&gt;'parth' and not name='rahul' order by name desc;</text:span></text:p>
      <text:p text:style-name="P35"/>
      <text:p text:style-name="P1"><text:span text:style-name="T3">Working :-</text:span></text:p>
      <text:p text:style-name="P36"><text:span text:style-name="T5">The steps of working of the program : -</text:span></text:p>
      <text:list xml:id="list392519204" text:style-name="WWNum21">
        <text:list-item>
          <text:p text:style-name="P37"><text:span text:style-name="T5">The program will be compiled and executed</text:span></text:p>
        </text:list-item>
        <text:list-item>
          <text:p text:style-name="P37"><text:span text:style-name="T5">User will type the requisite command as per the correct SQL syntax in the command line .</text:span></text:p>
        </text:list-item>
        <text:list-item>
          <text:p text:style-name="P37"><text:span text:style-name="T5">The syntax will be first checked for the validity of the syntax </text:span></text:p>
        </text:list-item>
        <text:list-item>
          <text:p text:style-name="P37"><text:span text:style-name="T5">The data will be read from the table which is the file name in our project in a 3D char array.</text:span></text:p>
        </text:list-item>
        <text:list-item>
          <text:p text:style-name="P37"><text:span text:style-name="T5">Then the command will be executed in similar fashion as sql.</text:span></text:p>
        </text:list-item>
        <text:list-item>
          <text:p text:style-name="P37"><text:soft-page-break/><text:span text:style-name="T5">The result will be displayed on the terminal</text:span></text:p>
        </text:list-item>
      </text:list>
      <text:p text:style-name="P1"><text:span text:style-name="T3">Coding Logics : -</text:span></text:p>
      <text:p text:style-name="P3"/>
      <text:p text:style-name="P4"/>
      <text:list xml:id="list364850739" text:style-name="WWNum23">
        <text:list-item>
          <text:p text:style-name="P21"><text:span text:style-name="T5">Validity check :-</text:span></text:p>
        </text:list-item>
        <text:list-item>
          <text:p text:style-name="P38"><text:span text:style-name="T5">The individual components of SQL command is accessed by command like “strtok” and <text:s/>the sequence of strings are logically intertwined as per the SQL intelligence.</text:span></text:p>
        </text:list-item>
        <text:list-item>
          <text:p text:style-name="P21"><text:span text:style-name="T5">Rea</text:span><text:span text:style-name="T7">ding the database :-</text:span></text:p>
        </text:list-item>
      </text:list>
      <text:p text:style-name="P39"><text:span text:style-name="T5">Works on 3D array principle <text:s/>- the text has been disintegrated in the form 3D arrays through which the individual elements of the database can be accessed.</text:span></text:p>
      <text:list xml:id="list253363008" text:style-name="WWNum27">
        <text:list-item>
          <text:p text:style-name="P22"><text:span text:style-name="T5">Implementation of the query :-</text:span></text:p>
        </text:list-item>
      </text:list>
      <text:p text:style-name="P32"><text:span text:style-name="T5"><text:s text:c="5"/>1.<text:tab/>The sql Query are disintegrated into various substrings</text:span></text:p>
      <text:p text:style-name="P32"><text:span text:style-name="T5"><text:s text:c="7"/>2. <text:tab/>The substrings are then read and detected as per the sequence.</text:span></text:p>
      <text:p text:style-name="P32"><text:span text:style-name="T5"><text:s text:c="7"/>3. <text:s text:c="4"/>The necessary function is called corresponding to the string.</text:span></text:p>
      <text:p text:style-name="P32"><text:span text:style-name="T5"><text:s text:c="7"/>4. <text:s text:c="4"/>The logic is repeated over all the substrings <text:s/></text:span></text:p>
      <text:p text:style-name="P32"><text:span text:style-name="T5"><text:s text:c="8"/><text:tab/></text:span></text:p>
      <text:p text:style-name="P8"/>
      <text:p text:style-name="P14"/>
      <text:p text:style-name="P14"/>
      <text:p text:style-name="P1"><text:span text:style-name="T3">Header Files used : -</text:span></text:p>
      <text:p text:style-name="P8"/>
      <text:list xml:id="list825718296" text:style-name="WWNum33">
        <text:list-item>
          <text:p text:style-name="P23"><text:span text:style-name="T11">general.h</text:span></text:p>
        </text:list-item>
        <text:list-item>
          <text:p text:style-name="P23"><text:span text:style-name="T11">comfun.h</text:span></text:p>
        </text:list-item>
        <text:list-item>
          <text:p text:style-name="P23"><text:span text:style-name="T7">essenfun.h</text:span></text:p>
        </text:list-item>
        <text:list-item>
          <text:p text:style-name="P23"><text:span text:style-name="T7">sql.h</text:span></text:p>
        </text:list-item>
        <text:list-item>
          <text:p text:style-name="P23"><text:span text:style-name="T7">tempfun.h</text:span></text:p>
        </text:list-item>
        <text:list-item>
          <text:p text:style-name="P23"><text:soft-page-break/><text:span text:style-name="T7">wherefun.h</text:span></text:p>
        </text:list-item>
        <text:list-item>
          <text:p text:style-name="P23"><text:span text:style-name="T7">stdio.h</text:span></text:p>
        </text:list-item>
      </text:list>
      <text:p text:style-name="P17"/>
      <text:p text:style-name="P1"><text:span text:style-name="T3">Libraries Used :-</text:span></text:p>
      <text:list xml:id="list930546035" text:style-name="WWNum36">
        <text:list-item>
          <text:p text:style-name="P18"><text:span text:style-name="T11">string</text:span></text:p>
        </text:list-item>
        <text:list-item>
          <text:p text:style-name="P18"><text:span text:style-name="T11">iostream</text:span></text:p>
        </text:list-item>
        <text:list-item>
          <text:p text:style-name="P18"><text:span text:style-name="T11">cstring</text:span></text:p>
        </text:list-item>
        <text:list-item>
          <text:p text:style-name="P18"><text:span text:style-name="T11">cstdlib</text:span></text:p>
        </text:list-item>
      </text:list>
      <text:p text:style-name="P40"/>
      <text:p text:style-name="P40"/>
      <text:p text:style-name="P10"><text:span text:style-name="T16">Assumptions : -</text:span></text:p>
      <text:p text:style-name="P8"/>
      <text:list xml:id="list1289295216" text:style-name="WWNum39">
        <text:list-item>
          <text:p text:style-name="P24"><text:span text:style-name="T5">we are using "only one table at a <text:s/>time" sort of sql and not multiple tables at a time.</text:span></text:p>
        </text:list-item>
        <text:list-item>
          <text:p text:style-name="P24"><text:span text:style-name="T5">the name of databases should not have .txt extension.</text:span></text:p>
        </text:list-item>
        <text:list-item>
          <text:p text:style-name="P24"><text:span text:style-name="T5">the name of the columns as well as those of database files must be in capital.</text:span></text:p>
        </text:list-item>
        <text:list-item>
          <text:p text:style-name="P24"><text:span text:style-name="T5">the database assumed is of the following format -</text:span></text:p>
        </text:list-item>
      </text:list>
      <text:list xml:id="list567326503" text:style-name="WWNum40">
        <text:list-item>
          <text:p text:style-name="P45"><text:span text:style-name="T5">the first row contains the column name along with datatype of the column separated by ","</text:span></text:p>
        </text:list-item>
        <text:list-item>
          <text:p text:style-name="P45"><text:span text:style-name="T5">the two columns are separated by tabs even the last column is followed by tabs </text:span></text:p>
        </text:list-item>
        <text:list-item>
          <text:p text:style-name="P45"><text:span text:style-name="T5">after each row including the last "enter" is pressed</text:span></text:p>
        </text:list-item>
      </text:list>
      <text:p text:style-name="P42"/>
      <text:list xml:id="list270695167" text:style-name="WWNum42">
        <text:list-item>
          <text:p text:style-name="P25"><text:span text:style-name="T5">we have currently not specified "between" and "like" - if user wants the results of "between " in his syntax he can do so by using inequality operators . For ex - if user wants name of the employee having salary between 10,000 and 20,000 he can do it so by -</text:span></text:p>
        </text:list-item>
      </text:list>
      <text:p text:style-name="P43"><text:span text:style-name="T5"><text:s text:c="2"/>select name from table1 where salary &gt; 10000 and <text:s text:c="15"/>salary &lt; 20000 ;</text:span></text:p>
      <text:p text:style-name="P42"/>
      <text:list xml:id="list1051821607" text:style-name="WWNum44">
        <text:list-item>
          <text:p text:style-name="P26"><text:span text:style-name="T5">as we are using function atof(char*p) which converts a string directly into a float value, this function returns a value zero hence not using zero as an element of anycolumn of table</text:span></text:p>
        </text:list-item>
        <text:list-item>
          <text:p text:style-name="P26"><text:soft-page-break/><text:span text:style-name="T5">operating on only float ( all int converted into float)and that too with <text:s/>4 places after decimal point.</text:span></text:p>
        </text:list-item>
      </text:list>
      <text:p text:style-name="P40"/>
      <text:p text:style-name="P40"/>
      <text:p text:style-name="P40"/>
      <text:p text:style-name="P46"/>
      <text:p text:style-name="P41"><text:span text:style-name="T17">Future planning </text:span><text:span text:style-name="T20">:-</text:span></text:p>
      <text:p text:style-name="P40"/>
      <text:list xml:id="list390328084" text:style-name="WWNum48">
        <text:list-item>
          <text:p text:style-name="P44"><text:span text:style-name="T12">the code can be extended to multiple data files at a time</text:span></text:p>
        </text:list-item>
        <text:list-item>
          <text:p text:style-name="P44"><text:span text:style-name="T12">the code can be enhanced by handling syntaxes like between , like , etc</text:span></text:p>
        </text:list-item>
        <text:list-item>
          <text:p text:style-name="P44"><text:span text:style-name="T12">the intelligence of code can be improved further by differentiating the int datatype from float one.</text:span></text:p>
        </text:list-item>
        <text:list-item>
          <text:p text:style-name="P44"><text:span text:style-name="T12">all the functions and capabilities of sql like updation , deletion and insertion can be incorporated inthe program</text:span></text:p>
        </text:list-item>
      </text:list>
      <text:p text:style-name="P16"/>
      <text:p text:style-name="P15"/>
      <text:p text:style-name="P15"/>
      <text:p text:style-name="P15"/>
      <text:p text:style-name="P1"><text:span text:style-name="T3">Devotion of the members (Time input in hr:min ) :-</text:span></text:p>
      <text:p text:style-name="P8"/>
      <text:p text:style-name="P10"><text:span text:style-name="T5">Name<text:tab/> D1<text:tab/> <text:tab/>D2 <text:s/><text:tab/> <text:s text:c="2"/>P <text:tab/><text:tab/>T <text:tab/> <text:s/>D<text:tab/> <text:s text:c="5"/>M </text:span></text:p>
      <text:p text:style-name="P10"><text:span text:style-name="T5">payal <text:s text:c="5"/>5:30 <text:s text:c="9"/>3<text:tab/> <text:s text:c="3"/>8 <text:s text:c="9"/>8 <text:s text:c="7"/>-<text:tab/><text:tab/> <text:s/>-</text:span></text:p>
      <text:p text:style-name="P10"><text:span text:style-name="T5">pradeep <text:s text:c="3"/>5 <text:s text:c="12"/>4 <text:s text:c="6"/>18 <text:s text:c="7"/>4 <text:s text:c="7"/>2 <text:s text:c="11"/>-</text:span></text:p>
      <text:p text:style-name="P10"><text:span text:style-name="T5">sandeep <text:s text:c="2"/>10<text:tab/><text:tab/> <text:s/>12<text:tab/> <text:s text:c="3"/>8<text:tab/><text:tab/>30<text:tab/> <text:s text:c="2"/>-<text:tab/><text:tab/>3</text:span></text:p>
      <text:p text:style-name="P10"><text:span text:style-name="T5">rahul<text:tab/> <text:s/>10<text:tab/><text:tab/> <text:s/>22<text:tab/> <text:s text:c="4"/>12<text:tab/>20<text:tab/> <text:s text:c="2"/>-<text:tab/><text:tab/>5</text:span></text:p>
      <text:p text:style-name="P10"><text:span text:style-name="T5">parth<text:tab/> <text:s text:c="2"/>8:15<text:tab/> <text:s text:c="2"/>5<text:tab/> <text:s text:c="3"/>6:30<text:tab/>1:20 <text:s text:c="3"/>5<text:tab/><text:tab/>6:20</text:span></text:p>
      <text:p text:style-name="P10"><text:span text:style-name="T5">preetham <text:s/>10<text:tab/><text:tab/> <text:s text:c="3"/>6<text:tab/> <text:s text:c="4"/>10<text:tab/> <text:s/>4<text:tab/> <text:s text:c="4"/>- <text:s text:c="14"/>5</text:span></text:p>
      <text:p text:style-name="P10"><text:span text:style-name="T5">prateek <text:s text:c="2"/>4:30 <text:s text:c="8"/>- <text:s text:c="6"/>- <text:s text:c="13"/>- <text:s text:c="8"/>- <text:s text:c="10"/>1</text:span></text:p>
      <text:p text:style-name="P8"/>
      <text:p text:style-name="P10"><text:span text:style-name="T5">Note - </text:span></text:p>
      <text:p text:style-name="P10"><text:span text:style-name="T5">D1 - Discussion<text:tab/>D2 - Design <text:s text:c="6"/>D3- Documentation<text:tab/></text:span></text:p>
      <text:p text:style-name="P10"><text:span text:style-name="T5">P - Programming<text:tab/>T - Testing<text:tab/>M - Miscellaneous</text:span></text:p>
      <text:p text:style-name="P8"/>
      <text:p text:style-name="P6"/>
      <text:p text:style-name="P6"/>
      <text:p text:style-name="P6"><text:soft-page-break/></text:p>
      <text:p text:style-name="P6"/>
      <text:p text:style-name="P10"><text:span text:style-name="T5"><text:tab/></text:span></text:p>
      <text:p text:style-name="P1"><text:span text:style-name="T3">Evaluation of various members :-</text:span></text:p>
      <text:p text:style-name="P10"><text:span text:style-name="T5">Name<text:tab/><text:tab/>Roll no <text:tab/><text:tab/>Peer reviewed marks(max=10)</text:span></text:p>
      <text:p text:style-name="P10"><text:span text:style-name="T5">parth loya <text:s text:c="7"/>110040068<text:tab/><text:tab/>6.75</text:span></text:p>
      <text:p text:style-name="P10"><text:span text:style-name="T5">rahul singhal <text:s/>110050023<text:tab/><text:tab/>10</text:span></text:p>
      <text:p text:style-name="P10"><text:span text:style-name="T5">sandeep <text:tab/>110260028<text:tab/><text:tab/>10</text:span></text:p>
      <text:p text:style-name="P10"><text:span text:style-name="T5">preetham<text:tab/>110050073<text:tab/><text:tab/>7.5</text:span></text:p>
      <text:p text:style-name="P10"><text:span text:style-name="T5">pradeep<text:tab/>110010033 <text:s text:c="21"/>7</text:span></text:p>
      <text:p text:style-name="P10"><text:span text:style-name="T5">payal <text:s text:c="15"/>115090008<text:tab/><text:tab/>6.75</text:span></text:p>
      <text:p text:style-name="P10"><text:span text:style-name="T5">prateek<text:tab/>110040118<text:tab/><text:tab/>1</text:span></text:p>
      <text:p text:style-name="P8"/>
      <text:p text:style-name="P10"><text:span text:style-name="T5"><text:s/><text:tab/> <text:s text:c="3"/></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text:span text:style-name="T3">Bibliography :-</text:span></text:p>
      <text:p text:style-name="P8"/>
      <text:p text:style-name="P10"><text:span text:style-name="T5">Various sites used : -</text:span></text:p>
      <text:list xml:id="list1715309050" text:style-name="WWNum56">
        <text:list-item>
          <text:p text:style-name="P27"><text:a xlink:type="simple" xlink:href="http://www.w3schools.com/"><text:span text:style-name="T24">www.w3schools.com</text:span></text:a></text:p>
        </text:list-item>
        <text:list-item>
          <text:p text:style-name="P27"><text:a xlink:type="simple" xlink:href="http://www.cplusplus.com/"><text:span text:style-name="T24">www.cplusplus.com</text:span></text:a></text:p>
        </text:list-item>
        <text:list-item>
          <text:p text:style-name="P27"><text:a xlink:type="simple" xlink:href="http://www.mysql.com/"><text:span text:style-name="T24">www.mysql.com</text:span></text:a></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text:span text:style-name="T3">Special Thanks :-</text:span></text:p>
      <text:p text:style-name="P8"/>
      <text:p text:style-name="P10"><text:span text:style-name="T5">We are quite grateful to </text:span><text:span text:style-name="T6">Prof. D.B Phatak</text:span><text:span text:style-name="T5"> for their constant motivation and guidance throughout the project . We thank him for extending this platform to us. Also we extend a warm gratitude towards our </text:span><text:span text:style-name="T6">T.A <text:s/>Rahul Kumar</text:span><text:span text:style-name="T5"> who directed us throughout the project and cleared our queries….</text:span></text:p>
      <text:p text:style-name="P8"/>
      <text:p text:style-name="P8"/>
      <text:p text:style-name="P8"/>
      <text:p text:style-name="P1"><text:span text:style-name="T3">Last Word :-</text:span></text:p>
      <text:p text:style-name="P10"><text:span text:style-name="T5">The project we took was quite enormous and had infinite expansional possibilities. The work can be extended to the other spheres of <text:s text:c="2"/>SQL management including the updation and deleting part of the RDBMS….</text:span></text:p>
      <text:p text:style-name="P8"/>
      <text:p text:style-name="P42"/>
      <text:p text:style-name="P42"/>
      <text:p text:style-name="P8"/>
      <text:p text:style-name="P8"/>
      <text:p text:style-name="P8"/>
      <text:p text:style-name="P8"/>
      <text:p text:style-name="P8"/>
      <text:p text:style-name="P8"/>
      <text:p text:style-name="P8"/>
      <text:p text:style-name="P8"/>
      <text:p text:style-name="P8"/>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stem" svg:font-family="Syste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stem1" svg:font-family="System"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12" meta:paragraph-count="120" meta:word-count="1170" meta:character-count="6900"/>
    <dc:date>2011-11-12T20:26:52</dc:date>
    <dc:creator>hostel2 </dc:creator>
    <meta:generator>OpenOffice.org/3.2$Linux OpenOffice.org_project/320m19$Build-9505</meta:generator>
  </office:meta>
</office:document-meta>
</file>